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á Samantho,</text:p>
      <text:p text:style-name="Normal">v tento den plný lásky, kdy se srdce sklání k srdci, chci otevřeně projevit úžasnou sílu, která nás spojuje. Jakoby nás vesmír nasměroval k sobě, sdílíme kameny duše, ty nejzazší kouty našich bytí, které rezonují v harmonii a něžnosti. Při pomyšlení na tebe mi srdce zaplňuje bezhraničná radost, jakou do našich životů vkládá archanděl Haniel. Tvoje úsměvy a nekonečná spokojenost jsou jako zjevení, které rozptyluje temnotu a svědčí o magickém spojení mezi námi. Děkuji ti za to, že jsi, že tvoje optimistické světlo rozjasňuje každý kout mé duše. Buďme i nadále spojeni, vzájemně si dodávajíce sílu a radost, každý den, v každém okamžiku.</text:p>
      <text:p text:style-name="Normal">S láskou, na Valentýna i do všech dnů, které přijd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